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name-asian="WenQuanYi Micro Hei" style:font-size-asian="14pt" style:font-size-complex="14pt"/>
    </style:style>
    <style:style style:name="P2" style:family="paragraph" style:parent-style-name="Standard">
      <style:text-properties fo:font-size="14pt" officeooo:paragraph-rsid="00222aba" style:font-name-asian="WenQuanYi Micro Hei" style:font-size-asian="14pt" style:font-size-complex="14pt"/>
    </style:style>
    <style:style style:name="P3" style:family="paragraph" style:parent-style-name="Standard">
      <style:text-properties fo:font-size="14pt" officeooo:paragraph-rsid="0027e1f5" style:font-name-asian="WenQuanYi Micro Hei" style:font-size-asian="14pt" style:font-size-complex="14pt"/>
    </style:style>
    <style:style style:name="P4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5" style:family="paragraph" style:parent-style-name="Standard">
      <style:text-properties style:font-name="WenQuanYi Micro Hei" fo:font-size="14pt" officeooo:paragraph-rsid="0033149f" style:font-name-asian="WenQuanYi Micro Hei" style:font-size-asian="14pt" style:font-size-complex="14pt"/>
    </style:style>
    <style:style style:name="P6" style:family="paragraph" style:parent-style-name="Standard">
      <style:text-properties style:font-name="WenQuanYi Micro Hei" fo:font-size="14pt" officeooo:paragraph-rsid="00394dfc" style:font-name-asian="WenQuanYi Micro Hei" style:font-size-asian="14pt" style:font-size-complex="14pt"/>
    </style:style>
    <style:style style:name="P7" style:family="paragraph" style:parent-style-name="Standard">
      <style:text-properties style:font-name="WenQuanYi Micro Hei" fo:font-size="14pt" fo:font-style="italic" style:font-name-asian="WenQuanYi Micro Hei" style:font-size-asian="14pt" style:font-style-asian="italic" style:font-size-complex="14pt" style:font-style-complex="italic"/>
    </style:style>
    <style:style style:name="T1" style:family="text">
      <style:text-properties officeooo:rsid="002720c0"/>
    </style:style>
    <style:style style:name="T2" style:family="text">
      <style:text-properties officeooo:rsid="002d0d87"/>
    </style:style>
    <style:style style:name="T3" style:family="text">
      <style:text-properties officeooo:rsid="002d1729"/>
    </style:style>
    <style:style style:name="T4" style:family="text">
      <style:text-properties officeooo:rsid="002d5d5f"/>
    </style:style>
    <style:style style:name="T5" style:family="text">
      <style:text-properties officeooo:rsid="002f502a"/>
    </style:style>
    <style:style style:name="T6" style:family="text">
      <style:text-properties officeooo:rsid="00303cc4"/>
    </style:style>
    <style:style style:name="T7" style:family="text">
      <style:text-properties officeooo:rsid="00306da8"/>
    </style:style>
    <style:style style:name="T8" style:family="text">
      <style:text-properties officeooo:rsid="003169f4"/>
    </style:style>
    <style:style style:name="T9" style:family="text">
      <style:text-properties officeooo:rsid="0032a295"/>
    </style:style>
    <style:style style:name="T10" style:family="text">
      <style:text-properties officeooo:rsid="0034384f"/>
    </style:style>
    <style:style style:name="T11" style:family="text">
      <style:text-properties officeooo:rsid="00354104"/>
    </style:style>
    <style:style style:name="T12" style:family="text">
      <style:text-properties officeooo:rsid="00356931"/>
    </style:style>
    <style:style style:name="T13" style:family="text">
      <style:text-properties officeooo:rsid="00375330"/>
    </style:style>
    <style:style style:name="T14" style:family="text">
      <style:text-properties officeooo:rsid="00394dfc"/>
    </style:style>
    <style:style style:name="T15" style:family="text">
      <style:text-properties officeooo:rsid="0039baef"/>
    </style:style>
    <style:style style:name="T16" style:family="text">
      <style:text-properties officeooo:rsid="003b78cc"/>
    </style:style>
    <style:style style:name="T17" style:family="text">
      <style:text-properties officeooo:rsid="003b9f9a"/>
    </style:style>
    <style:style style:name="T18" style:family="text">
      <style:text-properties officeooo:rsid="003bfa0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169f4" style:font-weight-asian="bold" style:font-weight-complex="bold"/>
    </style:style>
    <style:style style:name="T21" style:family="text">
      <style:text-properties fo:font-weight="bold" officeooo:rsid="002d0d87" style:font-weight-asian="bold" style:font-weight-complex="bold"/>
    </style:style>
    <style:style style:name="T22" style:family="text">
      <style:text-properties fo:font-weight="bold" officeooo:rsid="002d5d5f" style:font-weight-asian="bold" style:font-weight-complex="bold"/>
    </style:style>
    <style:style style:name="T23" style:family="text">
      <style:text-properties fo:font-weight="bold" officeooo:rsid="00303cc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的默认GUI工具集是<text:span text:style-name="T19">Tk</text:span>，可以通过python接口<text:span text:style-name="T19">Tkinter</text:span>来使用Tk，Tk并非最强最新，也不是包含GUI构建模块最多的工具集，但它非常简单，并且可以开发出能运行于大多数平台的GUI程序。</text:p>
      <text:p text:style-name="P2"><text:span text:style-name="T19">Tkinter</text:span>是python的默认GUI库，它基于Tk工具集，Tk最初是为工具命令语言<text:span text:style-name="T19">Tcl</text:span>设计的，Tk流行后被移植到许多其它的脚本语言中，包括python。</text:p>
      <text:p text:style-name="P3">使用<text:span text:style-name="T19">Tk</text:span>时要创建一个顶层窗口，然后是一些组件，如Button、Canvas、</text:p>
      <text:p text:style-name="P3">Checkbutton、<text:span text:style-name="T1">Entry、Frame、</text:span>Label、Listbox、Menu、Menubutton、Messge、</text:p>
      <text:p text:style-name="P3">Radiobutton、Scale、Scrollbar、Text、Toplevel等，这些组件要<text:span text:style-name="T19">pack</text:span>到顶层窗口中，最后进入<text:span text:style-name="T19">mainloop</text:span>。</text:p>
      <text:p text:style-name="P4"><text:span text:style-name="T19">Tix</text:span>，即Tk Interface <text:span text:style-name="T2">eXtensions，包含在Python标准库中</text:span><text:span text:style-name="T8">。Tix是对</text:span><text:span text:style-name="T20">Tcl/Tk</text:span><text:span text:style-name="T8">的一个扩展库</text:span><text:span text:style-name="T10">，其中增加了许多新的组件、图像类型和其它一些命令，提高了Tk作为GUI开发工具集的可用性。</text:span></text:p>
      <text:p text:style-name="P4"><text:span text:style-name="T21">Pmw</text:span><text:span text:style-name="T3">，即Python MetaWidgets的Tkinter扩展</text:span><text:span text:style-name="T9">，是第三方的工具集。这个模块体现了Tkinter悠久的历史</text:span><text:span text:style-name="T11">，它基本上是通过在GUI工具集中添加一些新式的组件来延长Tkinter的寿命。</text:span></text:p>
      <text:p text:style-name="P6"><text:span text:style-name="T22">wxPython</text:span><text:span text:style-name="T5">，即wxWidgets的Python绑定</text:span><text:span text:style-name="T6">，</text:span><text:span text:style-name="T9">是第三方的工具集。wxWidgets是一个跨平台的工具集</text:span><text:span text:style-name="T12">，用来构建GUI</text:span><text:span text:style-name="T13">，它用C++实现在各种平台上广泛使用，并为这些平台定义了一致、通用的API。</text:span><text:span text:style-name="T9">wxWidgets最大的优点在每个平台上都使用原生GUI</text:span><text:span text:style-name="T14">，所以程序将和所有其它桌面程序有相同的外观和用户体验，另一个特点是不会局限于使用C++开发</text:span><text:span text:style-name="T9">wxWidgets应用程序</text:span><text:span text:style-name="T14">，也有对Python和Perl的接口</text:span><text:span text:style-name="T15">。</text:span></text:p>
      <text:p text:style-name="P5"><text:span text:style-name="T23">PyGTK</text:span><text:span text:style-name="T7">，即GTK+的Python绑定，</text:span><text:span text:style-name="T9">是第三方的工具集。</text:span></text:p>
      <text:p text:style-name="P7">上面只是一些常用的python工具集<text:span text:style-name="T16">，还有许多其它的开源</text:span><text:span text:style-name="T17">、商用的GUI工具</text:span><text:span text:style-name="T18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09T13:00:48</meta:creation-date>
    <meta:generator>LibreOffice/4.0.2.2$Linux_X86_64 LibreOffice_project/400m0$Build-2</meta:generator>
    <dc:date>2015-06-09T14:23:48</dc:date>
    <dc:creator>hanjunjie </dc:creator>
    <meta:editing-duration>PT1H14M</meta:editing-duration>
    <meta:editing-cycles>39</meta:editing-cycles>
    <meta:document-statistic meta:table-count="0" meta:image-count="0" meta:object-count="0" meta:page-count="1" meta:paragraph-count="10" meta:word-count="532" meta:character-count="834" meta:non-whitespace-character-count="831"/>
  </office:meta>
</office:document-meta>
</file>